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2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2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243" style:family="table-cell" style:parent-style-name="Default" style:data-style-name="N0">
      <style:table-cell-properties fo:background-color="#ffffff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246" style:family="table-cell" style:parent-style-name="Default" style:data-style-name="N0">
      <style:table-cell-properties fo:background-color="transparent"/>
    </style:style>
    <style:style style:name="ce247" style:family="table-cell" style:parent-style-name="Default" style:data-style-name="N0">
      <style:table-cell-properties fo:background-color="#ffff00"/>
    </style:style>
    <style:style style:name="ce248" style:family="table-cell" style:parent-style-name="Default" style:data-style-name="N0">
      <style:table-cell-properties fo:background-color="#ffffff" fo:border="none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250" style:family="table-cell" style:parent-style-name="Default" style:data-style-name="N0">
      <style:table-cell-properties fo:background-color="#000000" fo:border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55" style:family="table-cell" style:parent-style-name="Default" style:data-style-name="N0">
      <style:table-cell-properties fo:background-color="#3465a4"/>
    </style:style>
    <style:style style:name="ce256" style:family="table-cell" style:parent-style-name="Default">
      <style:table-cell-properties fo:background-color="#ffffff"/>
    </style:style>
    <style:style style:name="ce257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297" style:family="table-cell" style:parent-style-name="Default" style:data-style-name="N0">
      <style:table-cell-properties fo:background-color="#664400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305" style:family="table-cell" style:parent-style-name="Default">
      <style:table-cell-properties fo:background-color="transparent"/>
    </style:style>
    <style:style style:name="ce306" style:family="table-cell" style:parent-style-name="Default" style:data-style-name="N0">
      <style:table-cell-properties fo:background-color="#ffa6a6"/>
    </style:style>
    <style:style style:name="ce307" style:family="table-cell" style:parent-style-name="Default" style:data-style-name="N0">
      <style:table-cell-properties fo:background-color="#ffc000"/>
    </style:style>
    <style:style style:name="ce308" style:family="table-cell" style:parent-style-name="Default" style:data-style-name="N0">
      <style:table-cell-properties fo:background-color="#ff0000"/>
    </style:style>
    <style:style style:name="ce309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310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31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12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313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31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315" style:family="table-cell" style:parent-style-name="Default">
      <style:table-cell-properties fo:background-color="#000000" fo:border="none"/>
    </style:style>
    <style:style style:name="ce316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317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318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319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320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321" style:family="table-cell" style:parent-style-name="Default">
      <style:table-cell-properties fo:background-color="#664400"/>
    </style:style>
    <style:style style:name="ce32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323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324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325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326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327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328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329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330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331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332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333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334" style:family="table-cell" style:parent-style-name="Default">
      <style:table-cell-properties fo:background-color="#664400" fo:border="none"/>
    </style:style>
    <style:style style:name="ce335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336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337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33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33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342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34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34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34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346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117" style:family="table-cell" style:parent-style-name="Default">
      <style:table-cell-properties fo:background-color="#ffff00" fo:border="none"/>
    </style:style>
    <style:style style:name="ce347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Default">
      <style:table-cell-properties fo:border-bottom="none" fo:border-left="none" fo:border-right="0.06pt solid #2a6099" fo:border-top="none"/>
    </style:style>
    <style:style style:name="ce350" style:family="table-cell" style:parent-style-name="Default">
      <style:table-cell-properties fo:border-bottom="0.06pt solid #2a6099" fo:border-left="none" fo:border-right="0.06pt solid #2a6099" fo:border-top="none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1" style:family="table-cell" style:parent-style-name="Default">
      <style:table-cell-properties fo:background-color="transparent" fo:border="none"/>
    </style:style>
    <style:style style:name="ce352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240"/>
        <table:table-row table:style-name="ro1">
          <table:table-cell/>
          <table:table-cell table:style-name="ce233"/>
          <table:table-cell table:style-name="ce239" table:number-columns-repeated="9"/>
          <table:table-cell table:style-name="ce233"/>
          <table:table-cell table:style-name="ce239" table:number-columns-repeated="30"/>
          <table:table-cell table:number-columns-repeated="982"/>
        </table:table-row>
        <table:table-row table:style-name="ro2">
          <table:table-cell table:style-name="ce232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number-columns-repeated="4" table:style-name="ce235" office:value-type="string" calcext:value-type="string">
            <text:p>X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7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8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 table:number-rows-repeated="11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239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row table:style-name="ro3" table:number-rows-repeated="53">
          <table:table-cell table:style-name="ce241" table:number-columns-repeated="40"/>
          <table:table-cell table:number-columns-repeated="24"/>
        </table:table-row>
        <table:table-row table:style-name="ro3">
          <table:table-cell table:style-name="ce241" table:number-columns-repeated="6"/>
          <table:table-cell table:style-name="ce241" office:value-type="string" calcext:value-type="string">
            <text:p>`</text:p>
          </table:table-cell>
          <table:table-cell table:style-name="ce241" table:number-columns-repeated="33"/>
          <table:table-cell table:number-columns-repeated="24"/>
        </table:table-row>
        <table:table-row table:style-name="ro3" table:number-rows-repeated="138">
          <table:table-cell table:style-name="ce241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4">
          <table:table-cell table:style-name="ce151"/>
          <table:table-cell table:style-name="ce243" table:number-columns-repeated="2"/>
          <table:table-cell table:style-name="ce15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152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1"/>
          <table:table-cell table:style-name="ce243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/>
          <table:table-cell table:style-name="ce243"/>
          <table:table-cell table:style-name="ce158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 table:number-columns-repeated="3"/>
          <table:table-cell table:style-name="ce243"/>
          <table:table-cell table:style-name="ce241" table:number-columns-repeated="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3"/>
          <table:table-cell table:style-name="ce241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3"/>
          <table:table-cell table:style-name="ce241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 table:number-rows-repeated="2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 table:number-rows-repeated="10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41" office:value-type="string" calcext:value-type="string">
            <text:p>`</text:p>
          </table:table-cell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4"/>
          <table:table-cell table:style-name="ce255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 table:number-columns-repeated="3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2"/>
          <table:table-cell table:style-name="ce255" table:number-columns-repeated="2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 table:number-columns-repeated="2"/>
          <table:table-cell table:style-name="ce241" table:number-columns-repeated="2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/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 table:number-columns-repeated="6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55" table:number-columns-repeated="2"/>
          <table:table-cell table:style-name="ce241" table:number-columns-repeated="4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2"/>
          <table:table-cell table:style-name="ce255"/>
          <table:table-cell table:style-name="ce241" table:number-columns-repeated="3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3"/>
          <table:table-cell table:style-name="ce241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1"/>
          <table:table-cell table:style-name="ce243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3">
          <table:table-cell table:style-name="ce241" table:number-columns-repeated="64"/>
          <table:table-cell table:style-name="ce257" table:number-columns-repeated="960"/>
        </table:table-row>
        <table:table-row table:style-name="ro5" table:number-rows-repeated="5">
          <table:table-cell table:style-name="ce241" table:number-columns-repeated="40"/>
          <table:table-cell table:style-name="ce246"/>
          <table:table-cell table:number-columns-repeated="983"/>
        </table:table-row>
        <table:table-row table:style-name="ro5" table:number-rows-repeated="11">
          <table:table-cell table:style-name="ce246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246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3" table:number-rows-repeated="15">
          <table:table-cell table:style-name="ce250" table:number-columns-repeated="4"/>
          <table:table-cell table:style-name="ce270" table:number-columns-repeated="8"/>
          <table:table-cell table:style-name="ce250" table:number-columns-repeated="8"/>
          <table:table-cell table:style-name="ce241" table:number-columns-repeated="4"/>
          <table:table-cell table:style-name="ce250" table:number-columns-repeated="16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241" table:number-columns-repeated="4"/>
          <table:table-cell table:style-name="ce265" table:number-columns-repeated="15"/>
          <table:table-cell table:style-name="ce298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 table:number-columns-repeated="8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9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/>
          <table:table-cell table:style-name="ce281"/>
          <table:table-cell table:style-name="ce282" table:number-columns-repeated="3"/>
          <table:table-cell table:style-name="ce290"/>
          <table:table-cell table:style-name="ce294"/>
          <table:table-cell table:style-name="ce296" table:number-columns-repeated="3"/>
          <table:table-cell table:style-name="ce267"/>
          <table:table-cell table:style-name="ce296"/>
          <table:table-cell table:style-name="ce267"/>
          <table:table-cell table:style-name="ce300"/>
          <table:table-cell table:style-name="ce267" table:number-columns-repeated="6"/>
          <table:table-cell table:style-name="ce296"/>
          <table:table-cell table:style-name="ce267"/>
          <table:table-cell table:style-name="ce296" table:number-columns-repeated="8"/>
          <table:table-cell table:style-name="ce267"/>
          <table:table-cell table:style-name="ce296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6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96" table:number-columns-repeated="12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6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 table:number-columns-repeated="14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0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5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office:value-type="string" calcext:value-type="string">
            <text:p>`</text:p>
          </table:table-cell>
          <table:table-cell table:style-name="ce297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297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297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297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2"/>
          <table:table-cell table:style-name="ce268" table:number-columns-repeated="3"/>
          <table:table-cell table:style-name="ce297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297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 table:number-columns-repeated="2"/>
          <table:table-cell table:style-name="ce268" table:number-columns-repeated="5"/>
          <table:table-cell table:style-name="ce297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297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/>
          <table:table-cell table:style-name="ce268" table:number-columns-repeated="7"/>
          <table:table-cell table:style-name="ce297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246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246" table:number-columns-repeated="6"/>
          <table:table-cell table:style-name="ce264"/>
          <table:table-cell table:style-name="ce246" table:number-columns-repeated="44"/>
          <table:table-cell table:style-name="ce305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246" table:number-columns-repeated="44"/>
          <table:table-cell table:style-name="ce305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 table:number-rows-repeated="6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97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 table:number-rows-repeated="3">
          <table:table-cell table:style-name="ce241" table:number-columns-repeated="8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6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4"/>
          <table:table-cell table:number-columns-repeated="56"/>
        </table:table-row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51">
          <table:table-cell table:style-name="ce246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240"/>
        <table:table-column table:style-name="co2" table:number-columns-repeated="56" table:default-cell-style-name="ce240"/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5"/>
          <table:table-cell table:style-name="ce243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2"/>
          <table:table-cell table:style-name="ce241" table:number-columns-repeated="4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 table:number-columns-repeated="5"/>
          <table:table-cell table:number-columns-repeated="56"/>
        </table:table-row>
        <table:table-row table:style-name="ro6" table:number-rows-repeated="4">
          <table:table-cell table:style-name="ce241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311"/>
        <table:table-column table:style-name="co8" table:number-columns-repeated="2" table:default-cell-style-name="ce257"/>
        <table:table-column table:style-name="co8" table:default-cell-style-name="ce315"/>
        <table:table-column table:style-name="co8" table:default-cell-style-name="ce334"/>
        <table:table-column table:style-name="co8" table:number-columns-repeated="6" table:default-cell-style-name="ce321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number-columns-repeated="2" table:default-cell-style-name="ce315"/>
        <table:table-column table:style-name="co8" table:number-columns-repeated="2" table:default-cell-style-name="ce257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default-cell-style-name="ce334"/>
        <table:table-column table:style-name="co8" table:number-columns-repeated="4" table:default-cell-style-name="ce321"/>
        <table:table-column table:style-name="co8" table:number-columns-repeated="3" table:default-cell-style-name="ce257"/>
        <table:table-column table:style-name="co8" table:default-cell-style-name="ce329"/>
        <table:table-column table:style-name="co5" table:number-columns-repeated="6" table:default-cell-style-name="Default"/>
        <table:table-row table:style-name="ro6" table:visibility="collapse">
          <table:table-cell table:style-name="ce309"/>
          <table:table-cell table:style-name="ce320" table:number-columns-repeated="2"/>
          <table:table-cell table:style-name="ce327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2"/>
          <table:table-cell table:style-name="ce342"/>
          <table:table-cell table:style-name="ce309"/>
          <table:table-cell table:style-name="ce320" table:number-columns-repeated="6"/>
          <table:table-cell table:style-name="ce327"/>
          <table:table-cell table:number-columns-repeated="4"/>
          <table:table-cell table:style-name="ce321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style-name="ce257"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style-name="ce321" table:number-columns-repeated="6"/>
          <table:table-cell table:style-name="ce328"/>
          <table:table-cell table:number-columns-repeated="4"/>
          <table:table-cell table:style-name="ce321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/>
          <table:table-cell table:style-name="ce257" table:number-columns-repeated="5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/>
          <table:table-cell table:style-name="ce321" table:number-columns-repeated="5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2"/>
          <table:table-cell table:style-name="ce257" table:number-columns-repeated="4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2"/>
          <table:table-cell table:style-name="ce321" table:number-columns-repeated="4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3"/>
          <table:table-cell table:style-name="ce257" table:number-columns-repeated="3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3"/>
          <table:table-cell table:style-name="ce321" table:number-columns-repeated="3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4"/>
          <table:table-cell table:style-name="ce257"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4"/>
          <table:table-cell table:style-name="ce321" table:number-columns-repeated="2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5"/>
          <table:table-cell table:style-name="ce257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5"/>
          <table:table-cell table:style-name="ce321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number-columns-repeated="7"/>
          <table:table-cell table:style-name="ce257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/>
          <table:table-cell table:number-columns-repeated="6"/>
          <table:table-cell table:style-name="ce257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/>
          <table:table-cell table:number-columns-repeated="5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2"/>
          <table:table-cell table:number-columns-repeated="5"/>
          <table:table-cell table:style-name="ce257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 table:number-columns-repeated="2"/>
          <table:table-cell table:number-columns-repeated="4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3"/>
          <table:table-cell/>
          <table:table-cell table:style-name="ce321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312"/>
          <table:table-cell table:style-name="ce322" table:number-columns-repeated="2"/>
          <table:table-cell table:style-name="ce330"/>
          <table:table-cell table:style-name="ce312"/>
          <table:table-cell table:style-name="ce322" table:number-columns-repeated="6"/>
          <table:table-cell table:style-name="ce330"/>
          <table:table-cell table:style-name="ce312"/>
          <table:table-cell table:style-name="ce322" table:number-columns-repeated="3"/>
          <table:table-cell table:style-name="ce324" table:number-columns-repeated="3"/>
          <table:table-cell table:style-name="ce346"/>
          <table:table-cell table:style-name="ce314"/>
          <table:table-cell table:style-name="ce324" table:number-columns-repeated="2"/>
          <table:table-cell table:style-name="ce346"/>
          <table:table-cell table:style-name="ce314"/>
          <table:table-cell table:style-name="ce324" table:number-columns-repeated="6"/>
          <table:table-cell table:style-name="ce346"/>
          <table:table-cell table:style-name="ce257" table:number-columns-repeated="4"/>
          <table:table-cell table:style-name="ce321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6"/>
          <table:table-cell table:style-name="ce323" table:number-columns-repeated="20"/>
          <table:table-cell table:style-name="ce320" table:number-columns-repeated="6"/>
          <table:table-cell table:style-name="ce323" table:number-columns-repeated="3"/>
          <table:table-cell table:style-name="ce342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/>
          <table:table-cell table:style-name="ce340" table:number-columns-repeated="3"/>
          <table:table-cell table:style-name="ce257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340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 table:number-columns-repeated="2"/>
          <table:table-cell table:style-name="ce341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 table:number-columns-repeated="2"/>
          <table:table-cell table:style-name="ce257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table:style-name="ce349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49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349"/>
          <table:table-cell table:number-columns-repeated="5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349"/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50"/>
          <table:table-cell table:number-columns-repeated="5"/>
        </table:table-row>
        <table:table-row table:style-name="ro7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6"/>
          <table:table-cell table:style-name="ce323" table:number-columns-repeated="20"/>
          <table:table-cell table:style-name="ce320" table:number-columns-repeated="6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1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3" calcext:value-type="float">
            <text:p>13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5" calcext:value-type="float">
            <text:p>5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3" calcext:value-type="float">
            <text:p>13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5" calcext:value-type="float">
            <text:p>5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5" calcext:value-type="float">
            <text:p>5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/>
          <table:table-cell table:style-name="ce340" office:value-type="string" calcext:value-type="string">
            <text:p>Umb</text:p>
          </table:table-cell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/>
          <table:table-cell table:style-name="ce341" table:number-columns-repeated="2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number-columns-repeated="6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number-columns-repeated="6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number-columns-repeated="6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number-columns-repeated="6"/>
        </table:table-row>
      </table:table>
      <table:table table:name="score" table:style-name="ta3">
        <table:table-column table:style-name="co8" table:number-columns-repeated="40" table:default-cell-style-name="ce305"/>
        <table:table-column table:style-name="co5" table:number-columns-repeated="24" table:default-cell-style-name="ce305"/>
        <table:table-row table:style-name="ro6">
          <table:table-cell table:style-name="ce351" table:number-columns-repeated="32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25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351"/>
          <table:table-cell table:style-name="ce315"/>
          <table:table-cell table:style-name="ce351" table:number-columns-repeated="4"/>
          <table:table-cell table:style-name="ce351" office:value-type="float" office:value="4" calcext:value-type="float">
            <text:p>4</text:p>
          </table:table-cell>
          <table:table-cell table:style-name="ce351"/>
          <table:table-cell table:style-name="ce351" office:value-type="float" office:value="2" calcext:value-type="float">
            <text:p>2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315"/>
          <table:table-cell table:style-name="ce351"/>
          <table:table-cell table:style-name="ce315"/>
          <table:table-cell table:style-name="ce351" table:number-columns-repeated="2"/>
          <table:table-cell table:style-name="ce351" office:value-type="float" office:value="5" calcext:value-type="float">
            <text:p>5</text:p>
          </table:table-cell>
          <table:table-cell table:style-name="ce351"/>
          <table:table-cell table:style-name="ce351" office:value-type="string" calcext:value-type="string">
            <text:p>A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3"/>
          <table:table-cell table:style-name="ce315"/>
          <table:table-cell table:style-name="ce351" table:number-columns-repeated="2"/>
          <table:table-cell table:style-name="ce351" office:value-type="float" office:value="1" calcext:value-type="float">
            <text:p>1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3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2">
          <table:table-cell table:style-name="ce351" table:number-columns-repeated="40"/>
          <table:table-cell table:number-columns-repeated="24"/>
        </table:table-row>
        <table:table-row table:style-name="ro6" table:number-rows-repeated="9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2:32:42.698419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12T01:00:35.392829004</dc:date>
    <meta:editing-cycles>83</meta:editing-cycles>
    <meta:editing-duration>PT23H6M14S</meta:editing-duration>
    <meta:document-statistic meta:table-count="9" meta:cell-count="538" meta:object-count="0"/>
  </office:meta>
</office:document-meta>
</file>